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549" officeooo:paragraph-rsid="002401bc"/>
    </style:style>
    <style:style style:name="P2" style:family="paragraph" style:parent-style-name="Standard">
      <style:text-properties officeooo:rsid="001c482a" officeooo:paragraph-rsid="002401bc"/>
    </style:style>
    <style:style style:name="P3" style:family="paragraph" style:parent-style-name="Standard">
      <style:text-properties officeooo:rsid="0020f098" officeooo:paragraph-rsid="002401bc"/>
    </style:style>
    <style:style style:name="P4" style:family="paragraph" style:parent-style-name="Standard">
      <style:text-properties officeooo:rsid="00234c9b" officeooo:paragraph-rsid="002401bc"/>
    </style:style>
    <style:style style:name="P5" style:family="paragraph" style:parent-style-name="Standard" style:list-style-name="L1">
      <style:text-properties officeooo:paragraph-rsid="002401bc"/>
    </style:style>
    <style:style style:name="P6" style:family="paragraph" style:parent-style-name="Standard" style:list-style-name="L1">
      <style:text-properties officeooo:rsid="001ac549" officeooo:paragraph-rsid="002401bc"/>
    </style:style>
    <style:style style:name="P7" style:family="paragraph" style:parent-style-name="Standard" style:list-style-name="L1">
      <style:text-properties officeooo:rsid="001c482a" officeooo:paragraph-rsid="002401bc"/>
    </style:style>
    <style:style style:name="P8" style:family="paragraph" style:parent-style-name="Standard">
      <style:text-properties officeooo:rsid="001c482a" officeooo:paragraph-rsid="002401bc"/>
    </style:style>
    <style:style style:name="P9" style:family="paragraph" style:parent-style-name="Standard" style:list-style-name="L1">
      <style:text-properties officeooo:rsid="001dd12b" officeooo:paragraph-rsid="002401bc"/>
    </style:style>
    <style:style style:name="P10" style:family="paragraph" style:parent-style-name="Standard" style:list-style-name="L1">
      <style:text-properties officeooo:rsid="001f1577" officeooo:paragraph-rsid="002401bc"/>
    </style:style>
    <style:style style:name="P11" style:family="paragraph" style:parent-style-name="Standard" style:list-style-name="L1">
      <style:text-properties officeooo:rsid="001eeba7" officeooo:paragraph-rsid="002401bc"/>
    </style:style>
    <style:style style:name="P12" style:family="paragraph" style:parent-style-name="Standard" style:list-style-name="L2">
      <style:text-properties officeooo:rsid="001eeba7" officeooo:paragraph-rsid="002401bc"/>
    </style:style>
    <style:style style:name="P13" style:family="paragraph" style:parent-style-name="Standard">
      <style:text-properties officeooo:rsid="001eeba7" officeooo:paragraph-rsid="002401bc"/>
    </style:style>
    <style:style style:name="P14" style:family="paragraph" style:parent-style-name="Standard" style:list-style-name="L2">
      <style:text-properties officeooo:paragraph-rsid="002401bc"/>
    </style:style>
    <style:style style:name="P15" style:family="paragraph" style:parent-style-name="Standard" style:list-style-name="L2">
      <style:text-properties officeooo:rsid="002032ac" officeooo:paragraph-rsid="002401bc"/>
    </style:style>
    <style:style style:name="P16" style:family="paragraph" style:parent-style-name="Standard" style:list-style-name="L2">
      <style:text-properties officeooo:rsid="0020f098" officeooo:paragraph-rsid="002401bc"/>
    </style:style>
    <style:style style:name="P17" style:family="paragraph" style:parent-style-name="Standard">
      <style:text-properties officeooo:rsid="0020f098" officeooo:paragraph-rsid="002401bc"/>
    </style:style>
    <style:style style:name="P18" style:family="paragraph" style:parent-style-name="Standard">
      <style:text-properties officeooo:rsid="0025acb1" officeooo:paragraph-rsid="0025acb1"/>
    </style:style>
    <style:style style:name="P19" style:family="paragraph" style:parent-style-name="Standard">
      <style:text-properties officeooo:rsid="0026c7a3" officeooo:paragraph-rsid="0026c7a3"/>
    </style:style>
    <style:style style:name="T1" style:family="text">
      <style:text-properties officeooo:rsid="001eeba7"/>
    </style:style>
    <style:style style:name="T2" style:family="text">
      <style:text-properties officeooo:rsid="001f1577"/>
    </style:style>
    <style:style style:name="T3" style:family="text">
      <style:text-properties officeooo:rsid="0025144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ецификация на проект «калькулятор выражений»</text:p>
      <text:p text:style-name="P4">Ссылка:</text:p>
      <text:p text:style-name="P3">https://github.com/ElectroForez/college_code/tree/main/java/calc</text:p>
      <text:p text:style-name="P2"/>
      <text:p text:style-name="P2"><text:span text:style-name="T3">П</text:span>риложение <text:span text:style-name="T3">для счёта</text:span> <text:span text:style-name="T1">математически</text:span><text:span text:style-name="T3">х</text:span><text:span text:style-name="T1"> выражени</text:span><text:span text:style-name="T3">й</text:span><text:span text:style-name="T1"> с целыми числами и без использования функций</text:span>.</text:p>
      <text:p text:style-name="P18"/>
      <text:p text:style-name="P13">Входные данные:</text:p>
      <text:p text:style-name="P19">Выражение</text:p>
      <text:p text:style-name="P19"/>
      <text:p text:style-name="P19">Выходные данные:</text:p>
      <text:p text:style-name="P19">Результат счёта</text:p>
      <text:p text:style-name="P2"/>
      <text:p text:style-name="P2"/>
      <text:p text:style-name="P1"><text:span text:style-name="T3">К</text:span>ласс Calc</text:p>
      <text:list xml:id="list293755471" text:style-name="L1">
        <text:list-item>
          <text:p text:style-name="P6">В нём содержатся: </text:p>
          <text:list>
            <text:list-item>
              <text:list>
                <text:list-item>
                  <text:p text:style-name="P6">константы типа</text:p>
                  <text:list>
                    <text:list-item>
                      <text:list>
                        <text:list-item>
                          <text:p text:style-name="P6">NUMBER</text:p>
                        </text:list-item>
                        <text:list-item>
                          <text:p text:style-name="P6">OPERATOR</text:p>
                        </text:list-item>
                        <text:list-item>
                          <text:p text:style-name="P6">BRACE_C</text:p>
                        </text:list-item>
                        <text:list-item>
                          <text:p text:style-name="P6">BRACE_O</text:p>
                        </text:list-item>
                        <text:list-item>
                          <text:p text:style-name="P6">UNDEFINED</text:p>
                          <text:p text:style-name="P6">Обозначающие тип токена</text:p>
                        </text:list-item>
                      </text:list>
                    </text:list-item>
                    <text:list-item>
                      <text:p text:style-name="P7">константа PRIORITY — Hasmap таблица - <text:s/>в которой описана операция и приоритет к ней</text:p>
                    </text:list-item>
                  </text:list>
                </text:list-item>
                <text:list-item>
                  <text:p text:style-name="P7">функция exprCalc(expr) — получает на вход выражение и возвращает его численный ответ</text:p>
                  <text:p text:style-name="P7">В ней содержатся:</text:p>
                  <text:list>
                    <text:list-item>
                      <text:p text:style-name="P7">Stack<text:span text:style-name="T2">(стек)</text:span> для <text:span text:style-name="T1">операций</text:span></text:p>
                    </text:list-item>
                    <text:list-item>
                      <text:p text:style-name="P7">Stack<text:span text:style-name="T2">(стек)</text:span> для чисел</text:p>
                    </text:list-item>
                    <text:list-item>
                      <text:p text:style-name="P9">преобразовани<text:span text:style-name="T1">е</text:span> expr в токены. Т.е. массив хранящий в себе атомарные элементы выражения.</text:p>
                    </text:list-item>
                    <text:list-item>
                      <text:p text:style-name="P10">Вызовы функции calcUpper с аргументами в виде стеков с операциями и чисел</text:p>
                    </text:list-item>
                    <text:list-item>
                      <text:p text:style-name="P11">Алгоритм функции:</text:p>
                      <text:list>
                        <text:list-item>
                          <text:p text:style-name="P5">В начале мы проверяем <text:span text:style-name="T1">с помощью функции isCorrect</text:span> является ли корректным наше выражение, и в положительном случае обрабатываем каждый из токенов.</text:p>
                        </text:list-item>
                        <text:list-item>
                          <text:p text:style-name="P5">Если же токен является числом, то его добавляем в stack для чисел.</text:p>
                        </text:list-item>
                        <text:list-item>
                          <text:p text:style-name="P5">Если <text:span text:style-name="T1">токен</text:span> является открытой скобочкой, то добавляем его в stack с операциями</text:p>
                        </text:list-item>
                        <text:list-item>
                          <text:p text:style-name="P5">Если <text:span text:style-name="T1">токен</text:span> является закрытой скобочкой, то <text:span text:style-name="T2">используем функцию calcUpper</text:span><text:span text:style-name="T1"> до первой открывающейся скобки в стеке операций</text:span></text:p>
                        </text:list-item>
                        <text:list-item>
                          <text:p text:style-name="P10">Если токен является операцией, то добавим его в стек операций при условиях:</text:p>
                          <text:p text:style-name="P10">Стек операций пуст или последним элементом является открывающая скобочка</text:p>
                        </text:list-item>
                        <text:list-item>
                          <text:p text:style-name="P10">Если ни одно из этих условий не срабатывает, берём приоритеты у текущего действия(токена) и последнего действия в стеке чисел. Если у текущей операции приоритет больше, то она просто добавляется в стек, иначе, вызывается функция calcUpper, и только затем мы кладём токен в стек с операциями.</text:p>
                        </text:list-item>
                        <text:list-item>
                          <text:p text:style-name="P10"><text:soft-page-break/>После обработки каждого токена, мы вызываем функцию calcUpper до тех пор, пока стек с операциями не опустошится</text:p>
                        </text:list-item>
                        <text:list-item>
                          <text:p text:style-name="P10">Возвращается верхний элемент стека для чисел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23500554" text:style-name="L2">
        <text:list-item>
          <text:p text:style-name="P15">Фунция binCalc(int a, int b, String op) — возвращает математический результат действия между двумя числами a и b в виде целого числа.</text:p>
        </text:list-item>
        <text:list-item>
          <text:p text:style-name="P12">Алгоритм функции:</text:p>
          <text:list>
            <text:list-item>
              <text:p text:style-name="P15">Если op == „+“, возвращается сумма a и b</text:p>
            </text:list-item>
            <text:list-item>
              <text:p text:style-name="P14">Если op == „-“, возвращается разница a и b</text:p>
            </text:list-item>
            <text:list-item>
              <text:p text:style-name="P14">Если op == „*“, возвращается произведение a и b</text:p>
            </text:list-item>
            <text:list-item>
              <text:p text:style-name="P14">Если op == „/“, возвращается частное от целочисленного деления a и b</text:p>
            </text:list-item>
          </text:list>
        </text:list-item>
        <text:list-item>
          <text:p text:style-name="P15">Функция isNum(String str) — проверяет является ли строка числом</text:p>
        </text:list-item>
        <text:list-item>
          <text:p text:style-name="P12">Алгоритм функции:</text:p>
          <text:list>
            <text:list-item>
              <text:p text:style-name="P15">Возвращается результат совпадения по str и рег. выр. "[-+]?\d+"</text:p>
            </text:list-item>
          </text:list>
        </text:list-item>
        <text:list-item>
          <text:p text:style-name="P15">Функция calcUpper(Stack&lt;Integer&gt; stackNum, Stack&lt;String&gt; stackOp) — считает одну математическую операцию со стеков.</text:p>
        </text:list-item>
        <text:list-item>
          <text:p text:style-name="P12">Алгоритм функции:</text:p>
          <text:list>
            <text:list-item>
              <text:p text:style-name="P15">берёт первые два элемента стека чисел (stackNum) и одну операцию из стека операция stackOp), и вызывает функцию binCalc для них. Результат binCalc возвращается</text:p>
            </text:list-item>
          </text:list>
        </text:list-item>
        <text:list-item>
          <text:p text:style-name="P16">Функция getTokenType(String token) — возвращает тип токена</text:p>
        </text:list-item>
        <text:list-item>
          <text:p text:style-name="P12">Алгоритм функции:</text:p>
          <text:list>
            <text:list-item>
              <text:p text:style-name="P16">Если isNum возвращает правду, то вовращается NUMBER</text:p>
            </text:list-item>
            <text:list-item>
              <text:p text:style-name="P16">Если токен эквивалентен ")", то возвращается BRACE_C</text:p>
            </text:list-item>
            <text:list-item>
              <text:p text:style-name="P16">Если токен эквивалентен "(", то возвращается BRACE_O</text:p>
            </text:list-item>
            <text:list-item>
              <text:p text:style-name="P16">Если токен есть в ключах priority, то возвращается OPERATOR</text:p>
            </text:list-item>
            <text:list-item>
              <text:p text:style-name="P16">Если ни одно из условий не срабатывает, то возвращается UNDEFINED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08:53:01.887611363</meta:creation-date>
    <dc:date>2022-04-13T09:06:47.066460324</dc:date>
    <meta:editing-duration>PT1H4M37S</meta:editing-duration>
    <meta:editing-cycles>5</meta:editing-cycles>
    <meta:generator>LibreOffice/7.2.6.2$Linux_X86_64 LibreOffice_project/20$Build-2</meta:generator>
    <meta:document-statistic meta:table-count="0" meta:image-count="0" meta:object-count="0" meta:page-count="2" meta:paragraph-count="53" meta:word-count="459" meta:character-count="2951" meta:non-whitespace-character-count="2581"/>
  </office:meta>
</office:document-meta>
</file>